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8.89cm" svg:height="4.445cm" svg:x="8.255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3cm" svg:height="2.54cm" svg:x="6.985cm" svg:y="6.35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905cm" svg:height="4.445cm" svg:x="10.79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4.445cm" svg:x="12.796cm" svg:y="8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ustin Kirkland</meta:initial-creator>
    <meta:creation-date>2010-09-27T01:55:11</meta:creation-date>
    <meta:editing-duration>PT00H02M33S</meta:editing-duration>
    <meta:editing-cycles>2</meta:editing-cycles>
    <dc:date>2010-09-27T01:57:40</dc:date>
    <dc:creator>Dustin Kirkland</dc:creator>
    <meta:document-statistic meta:object-count="27"/>
    <meta:generator>OpenOffice.org/3.2$Unix OpenOffice.org_project/320m19$Build-9505</meta:generator>
  </office:meta>
</office:document-meta>
</file>